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6_11-20-22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1 E-139-34-49.98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6_11-20-47_000.jpg</text:p>
          </table:table-cell>
          <table:table-cell table:style-name="ce19" office:value-type="string">
            <text:p>:m other / 記録　文書 / @自室 / 寝るときの祈り</text:p>
          </table:table-cell>
          <table:table-cell table:style-name="ce3"/>
          <table:table-cell table:style-name="ce3"/>
          <table:table-cell table:style-name="ce3" office:value-type="string">
            <text:p>N-35-35-28.64 E-139-34-49.54</text:p>
          </table:table-cell>
          <table:table-cell table:style-name="ce29" table:formula="of:=IF([.E3]=&quot;&quot;;[.C3];CONCATENATE([.C3];&quot; / &quot;;[.E3]))" office:value-type="string" office:string-value=":m other / 記録　文書 / @自室 / 寝るときの祈り">
            <text:p>:m other / 記録　文書 / @自室 / 寝るときの祈り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6_12-07-03_000.jpg</text:p>
          </table:table-cell>
          <table:table-cell table:style-name="ce19" office:value-type="string">
            <text:p>:m 食べた物</text:p>
          </table:table-cell>
          <table:table-cell table:style-name="ce22"/>
          <table:table-cell table:style-name="ce3"/>
          <table:table-cell table:style-name="ce3" office:value-type="string">
            <text:p>N-35-35-28.16 E-139-34-49.71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6_16-00-10_000.jpg</text:p>
          </table:table-cell>
          <table:table-cell table:style-name="ce19" office:value-type="string">
            <text:p>:m music / log / gt / || s.1:f-13,patt,R=1 || s.2:f-14,patt,R=2</text:p>
          </table:table-cell>
          <table:table-cell table:style-name="ce21"/>
          <table:table-cell table:style-name="ce3"/>
          <table:table-cell table:style-name="ce3" office:value-type="string">
            <text:p>N-35-35-28.6 E-139-34-49.22</text:p>
          </table:table-cell>
          <table:table-cell table:style-name="ce29" table:formula="of:=IF([.E5]=&quot;&quot;;[.C5];CONCATENATE([.C5];&quot; / &quot;;[.E5]))" office:value-type="string" office:string-value=":m music / log / gt / || s.1:f-13,patt,R=1 || s.2:f-14,patt,R=2">
            <text:p>:m music / log / gt / || s.1:f-13,patt,R=1 || s.2:f-14,patt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1-26_17-29-11_000.jpg</text:p>
          </table:table-cell>
          <table:table-cell table:style-name="ce19" office:value-type="string">
            <text:p>JVEMV6 52#2 / 52. 自然観察 / 2. grass / field_photos / 樹木 / @有楽町駅、付近 / 樹木、枝の先に花が咲いている / N-35-40-30.75 E-139-45-44.44</text:p>
          </table:table-cell>
          <table:table-cell table:style-name="ce21"/>
          <table:table-cell table:style-name="ce3" table:formula="of:=[.F6]" office:value-type="string" office:string-value="N-35-40-30.75 E-139-45-44.44">
            <text:p>N-35-40-30.75 E-139-45-44.44</text:p>
          </table:table-cell>
          <table:table-cell table:style-name="ce3" office:value-type="string">
            <text:p>N-35-40-30.75 E-139-45-44.44</text:p>
          </table:table-cell>
          <table:table-cell table:style-name="ce29" table:formula="of:=IF([.E6]=&quot;&quot;;[.C6];CONCATENATE([.C6];&quot; / &quot;;[.E6]))" office:value-type="string" office:string-value="JVEMV6 52#2 / 52. 自然観察 / 2. grass / field_photos / 樹木 / @有楽町駅、付近 / 樹木、枝の先に花が咲いている / N-35-40-30.75 E-139-45-44.44 / N-35-40-30.75 E-139-45-44.44">
            <text:p>JVEMV6 52#2 / 52. 自然観察 / 2. grass / field_photos / 樹木 / @有楽町駅、付近 / 樹木、枝の先に花が咲いている / N-35-40-30.75 E-139-45-44.44 / N-35-40-30.75 E-139-45-44.44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6_17-29-24_000.jpg</text:p>
          </table:table-cell>
          <table:table-cell table:style-name="ce19" office:value-type="string">
            <text:p>JVEMV6 52#2 / 52. 自然観察 / 2. grass / field_photos / 樹木 / @有楽町駅、付近 / 樹木、枝の先に花が咲いている / N-35-40-30.92 E-139-45-44.0</text:p>
          </table:table-cell>
          <table:table-cell table:style-name="ce12"/>
          <table:table-cell table:style-name="ce3" table:formula="of:=[.F7]" office:value-type="string" office:string-value="N-35-40-30.92 E-139-45-44.0">
            <text:p>N-35-40-30.92 E-139-45-44.0</text:p>
          </table:table-cell>
          <table:table-cell table:style-name="ce3" office:value-type="string">
            <text:p>N-35-40-30.92 E-139-45-44.0</text:p>
          </table:table-cell>
          <table:table-cell table:style-name="ce29" table:formula="of:=IF([.E7]=&quot;&quot;;[.C7];CONCATENATE([.C7];&quot; / &quot;;[.E7]))" office:value-type="string" office:string-value="JVEMV6 52#2 / 52. 自然観察 / 2. grass / field_photos / 樹木 / @有楽町駅、付近 / 樹木、枝の先に花が咲いている / N-35-40-30.92 E-139-45-44.0 / N-35-40-30.92 E-139-45-44.0">
            <text:p>JVEMV6 52#2 / 52. 自然観察 / 2. grass / field_photos / 樹木 / @有楽町駅、付近 / 樹木、枝の先に花が咲いている / N-35-40-30.92 E-139-45-44.0 / N-35-40-30.92 E-139-45-44.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6_17-29-33_000.jpg</text:p>
          </table:table-cell>
          <table:table-cell table:style-name="ce19" office:value-type="string">
            <text:p>JVEMV6 52#2 / 52. 自然観察 / 2. grass / field_photos / 樹木 / @有楽町駅、付近 / 樹木、枝の先に花が咲いている / N-35-40-30.92 E-139-45-44.0</text:p>
          </table:table-cell>
          <table:table-cell table:style-name="ce21"/>
          <table:table-cell table:style-name="ce3" table:formula="of:=[.F8]" office:value-type="string" office:string-value="N-35-40-30.92 E-139-45-44.0">
            <text:p>N-35-40-30.92 E-139-45-44.0</text:p>
          </table:table-cell>
          <table:table-cell table:style-name="ce3" office:value-type="string">
            <text:p>N-35-40-30.92 E-139-45-44.0</text:p>
          </table:table-cell>
          <table:table-cell table:style-name="ce29" table:formula="of:=IF([.E8]=&quot;&quot;;[.C8];CONCATENATE([.C8];&quot; / &quot;;[.E8]))" office:value-type="string" office:string-value="JVEMV6 52#2 / 52. 自然観察 / 2. grass / field_photos / 樹木 / @有楽町駅、付近 / 樹木、枝の先に花が咲いている / N-35-40-30.92 E-139-45-44.0 / N-35-40-30.92 E-139-45-44.0">
            <text:p>JVEMV6 52#2 / 52. 自然観察 / 2. grass / field_photos / 樹木 / @有楽町駅、付近 / 樹木、枝の先に花が咲いている / N-35-40-30.92 E-139-45-44.0 / N-35-40-30.92 E-139-45-44.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26_17-29-39_000.jpg</text:p>
          </table:table-cell>
          <table:table-cell table:style-name="ce19" office:value-type="string">
            <text:p>JVEMV6 52#2 / 52. 自然観察 / 2. grass / field_photos / 樹木 / @有楽町駅、付近 / 樹木、枝の先に花が咲いている / N-35-40-30.92 E-139-45-44.0</text:p>
          </table:table-cell>
          <table:table-cell table:style-name="ce22"/>
          <table:table-cell table:style-name="ce3" table:formula="of:=[.F9]" office:value-type="string" office:string-value="N-35-40-30.92 E-139-45-44.0">
            <text:p>N-35-40-30.92 E-139-45-44.0</text:p>
          </table:table-cell>
          <table:table-cell table:style-name="ce3" office:value-type="string">
            <text:p>N-35-40-30.92 E-139-45-44.0</text:p>
          </table:table-cell>
          <table:table-cell table:style-name="ce29" table:formula="of:=IF([.E9]=&quot;&quot;;[.C9];CONCATENATE([.C9];&quot; / &quot;;[.E9]))" office:value-type="string" office:string-value="JVEMV6 52#2 / 52. 自然観察 / 2. grass / field_photos / 樹木 / @有楽町駅、付近 / 樹木、枝の先に花が咲いている / N-35-40-30.92 E-139-45-44.0 / N-35-40-30.92 E-139-45-44.0">
            <text:p>JVEMV6 52#2 / 52. 自然観察 / 2. grass / field_photos / 樹木 / @有楽町駅、付近 / 樹木、枝の先に花が咲いている / N-35-40-30.92 E-139-45-44.0 / N-35-40-30.92 E-139-45-44.0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7_02-38-17_000.jpg</text:p>
          </table:table-cell>
          <table:table-cell table:style-name="ce13" office:value-type="string">
            <text:p>:m other / log / 寝る前　ウェブ閲覧　記録　（for オナニー）</text:p>
          </table:table-cell>
          <table:table-cell table:style-name="ce21"/>
          <table:table-cell table:style-name="ce3"/>
          <table:table-cell table:style-name="ce3" office:value-type="string">
            <text:p>N-35-35-28.46 E-139-34-49.65</text:p>
          </table:table-cell>
          <table:table-cell table:style-name="ce29" table:formula="of:=IF([.E10]=&quot;&quot;;[.C10];CONCATENATE([.C10];&quot; / &quot;;[.E10]))" office:value-type="string" office:string-value=":m other / log / 寝る前　ウェブ閲覧　記録　（for オナニー）">
            <text:p>:m other / log / 寝る前　ウェブ閲覧　記録　（for オナニー）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1-27_07-45-27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29 E-139-34-49.27</text:p>
          </table:table-cell>
          <table:table-cell table:style-name="ce29"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9-24_16-21-26_000.m4a</text:p>
          </table:table-cell>
          <table:table-cell table:style-name="ce14" office:value-type="string">
            <text:p>:VOICE-MEMO / @自室 / 記録 / guitar,gt / g-0924-1 / capo.5,inst=gt+harmonica,patt-1</text:p>
          </table:table-cell>
          <table:table-cell table:style-name="ce21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guitar,gt / g-0924-1 / capo.5,inst=gt+harmonica,patt-1">
            <text:p>:VOICE-MEMO / @自室 / 記録 / guitar,gt / g-0924-1 / capo.5,inst=gt+harmonica,patt-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24_16-22-15_000.m4a</text:p>
          </table:table-cell>
          <table:table-cell table:style-name="ce14" office:value-type="string">
            <text:p>:VOICE-MEMO / @自室 / 記録 / guitar,gt / g-0924-2 / capo.5,inst=gt+harmonica,patt-2</text:p>
          </table:table-cell>
          <table:table-cell table:style-name="ce12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guitar,gt / g-0924-2 / capo.5,inst=gt+harmonica,patt-2">
            <text:p>:VOICE-MEMO / @自室 / 記録 / guitar,gt / g-0924-2 / capo.5,inst=gt+harmonica,patt-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09-24_16-24-24_000.m4a</text:p>
          </table:table-cell>
          <table:table-cell table:style-name="ce14" office:value-type="string">
            <text:p>:VOICE-MEMO / @自室 / 記録 / guitar,gt / g-0924-3 / capo.5,inst=gt,patt-3</text:p>
          </table:table-cell>
          <table:table-cell table:style-name="ce21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guitar,gt / g-0924-3 / capo.5,inst=gt,patt-3">
            <text:p>:VOICE-MEMO / @自室 / 記録 / guitar,gt / g-0924-3 / capo.5,inst=gt,patt-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09-24_17-43-26_000.m4a</text:p>
          </table:table-cell>
          <table:table-cell table:style-name="ce14" office:value-type="string">
            <text:p>:VOICE-MEMO / @自宅 / thoughts,考え / 私の音楽を聴くと、その人自身の本当の姿と向き合ってしまう</text:p>
          </table:table-cell>
          <table:table-cell table:style-name="ce12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thoughts,考え / 私の音楽を聴くと、その人自身の本当の姿と向き合ってしまう">
            <text:p>:VOICE-MEMO / @自宅 / thoughts,考え / 私の音楽を聴くと、その人自身の本当の姿と向き合ってしまう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09-24_20-03-21_000.m4a</text:p>
          </table:table-cell>
          <table:table-cell table:style-name="ce14" office:value-type="string">
            <text:p>:VOICE-MEMO / @自宅 / idea / guitar,gt / 曲のタイトルの付け方</text:p>
          </table:table-cell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idea / guitar,gt / 曲のタイトルの付け方">
            <text:p>:VOICE-MEMO / @自宅 / idea / guitar,gt / 曲のタイトルの付け方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09-25_16-34-28_000.m4a</text:p>
          </table:table-cell>
          <table:table-cell table:style-name="ce14" office:value-type="string">
            <text:p>:VOICE-MEMO / @自室 / diary / 始めたこと / 石について、resを始めた</text:p>
          </table:table-cell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室 / diary / 始めたこと / 石について、resを始めた">
            <text:p>:VOICE-MEMO / @自室 / diary / 始めたこと / 石について、resを始めた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09-25_16-47-06_000.m4a</text:p>
          </table:table-cell>
          <table:table-cell table:style-name="ce14" office:value-type="string">
            <text:p>:VOICE-MEMO / @自室 / 記録 / guitar,gt / g-0925-1 / frase</text:p>
          </table:table-cell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室 / 記録 / guitar,gt / g-0925-1 / frase">
            <text:p>:VOICE-MEMO / @自室 / 記録 / guitar,gt / g-0925-1 / frase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09-25_20-07-28_000.m4a</text:p>
          </table:table-cell>
          <table:table-cell table:style-name="ce6" office:value-type="string">
            <text:p>:VOICE-MEMO / @自宅 / idea / 下げ下げ上げ上げの前後、どんなパターンがあるか、パターンにID番号をつける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idea / 下げ下げ上げ上げの前後、どんなパターンがあるか、パターンにID番号をつける">
            <text:p>:VOICE-MEMO / @自宅 / idea / 下げ下げ上げ上げの前後、どんなパターンがあるか、パターンにID番号をつけ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19-09-26_22-01-33_000.m4a</text:p>
          </table:table-cell>
          <table:table-cell table:style-name="ce14" office:value-type="string">
            <text:p>:VOICE-MEMO / @自宅 / thoughts,考え / 日本も、プチ帝国なんだ、リャプコフさんのインタビューを聞いていて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thoughts,考え / 日本も、プチ帝国なんだ、リャプコフさんのインタビューを聞いていて">
            <text:p>:VOICE-MEMO / @自宅 / thoughts,考え / 日本も、プチ帝国なんだ、リャプコフさんのインタビューを聞いていて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09-26_22-42-09_000.m4a</text:p>
          </table:table-cell>
          <table:table-cell table:style-name="ce14" office:value-type="string">
            <text:p>:VOICE-MEMO / @自室 / 記録 / 身体 / 水虫の薬、つけていない、１週間ぐらい</text:p>
          </table:table-cell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室 / 記録 / 身体 / 水虫の薬、つけていない、１週間ぐらい">
            <text:p>:VOICE-MEMO / @自室 / 記録 / 身体 / 水虫の薬、つけていない、１週間ぐらい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1-26_15-17-05_000.mov</text:p>
          </table:table-cell>
          <table:table-cell table:style-name="ce14" office:value-type="string">
            <text:p>:VIDEO / @自宅 / メモ / kb,keyboard / 演奏、play / k-1126-1 / f-13 patt,patt.n,R=1</text:p>
          </table:table-cell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IDEO / @自宅 / メモ / kb,keyboard / 演奏、play / k-1126-1 / f-13 patt,patt.n,R=1">
            <text:p>:VIDEO / @自宅 / メモ / kb,keyboard / 演奏、play / k-1126-1 / f-13 patt,patt.n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1-26_15-46-28_000.mov</text:p>
          </table:table-cell>
          <table:table-cell table:style-name="ce14" office:value-type="string">
            <text:p>:VIDEO / @自宅 / メモ / kb,keyboard / 演奏、play / k-1126-2 / f-14,patt,patt.n,R=2</text:p>
          </table:table-cell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IDEO / @自宅 / メモ / kb,keyboard / 演奏、play / k-1126-2 / f-14,patt,patt.n,R=2">
            <text:p>:VIDEO / @自宅 / メモ / kb,keyboard / 演奏、play / k-1126-2 / f-14,patt,patt.n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54">
            <text:p>54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3">
            <text:p>2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23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2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3];[.B232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23];[.B23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2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0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2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019/11/27</text:date>, <text:time>09:19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7T09:19:19.52</dc:date>
    <dc:creator>iwabuchi ken</dc:creator>
    <meta:editing-duration>P13DT16H32M16S</meta:editing-duration>
    <meta:editing-cycles>5559</meta:editing-cycles>
    <meta:document-statistic meta:table-count="1" meta:cell-count="752" meta:object-count="0"/>
  </office:meta>
</office:document-meta>
</file>